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b809af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officeooo:rsid="04473353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officeooo:rsid="0aace3cd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officeooo:rsid="105c8aaa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1">C</text:span><text:span text:style-name="T130">hecklist voor </text:span><text:span text:style-name="T132">de installatie</text:span><text:span text:style-name="T130"> van </text:span><text:span text:style-name="T136"><text:user-field-get text:name="Distro">AlmaLinux</text:user-field-get></text:span><text:span text:style-name="T137"><text:s/></text:span><text:span text:style-name="T136"><text:user-field-get text:name="Version">8.10</text:user-field-get></text:span><text:span text:style-name="T134"><text:note text:id="ftn1" text:note-class="footnote"><text:note-citation>1</text:note-citation><text:note-body><text:p text:style-name="P54"><text:span text:style-name="T217">D</text:span><text:span text:style-name="T214">eze </text:span><text:span text:style-name="T222"><text:user-field-get text:name="Distro">AlmaLinux</text:user-field-get></text:span><text:span text:style-name="T215"><text:s/></text:span><text:span text:style-name="T223"><text:user-field-get text:name="Version">8.10</text:user-field-get></text:span><text:span text:style-name="T223"><text:s/></text:span><text:span text:style-name="T224">Server</text:span><text:span text:style-name="T214"> </text:span><text:span text:style-name="T220">van </text:span><text:span text:style-name="T221">17 april</text:span><text:span text:style-name="T220"> 2024 </text:span><text:span text:style-name="T214">wordt ondersteund tot </text:span><text:span text:style-name="T221">3</text:span><text:span text:style-name="T219">1 </text:span><text:span text:style-name="T218">mei</text:span><text:span text:style-name="T214"> 202</text:span><text:span text:style-name="T216">9</text:span><text:span text:style-name="T214">.</text:span></text:p></text:note-body></text:note></text:span><text:span text:style-name="T135"><text:s/></text:span><text:span text:style-name="T138">Server</text:span><text:span text:style-name="T133">.</text:span></text:p>
      <text:p text:style-name="P8"/>
      <text:p text:style-name="P9"/>
      <text:p text:style-name="P44">Vul het tekstvak achter &lt;...&gt; in</text:p>
      <text:p text:style-name="P3"><text:span text:style-name="T20">&lt;</text:span><text:span text:style-name="T203">g</text:span><text:span text:style-name="T9">ebruiker</text:span><text:span text:style-name="T188">&gt;</text:span><text:span text:style-name="T195"><text:tab/><text:tab/></text:span><text:span text:style-name="T209"> <text:tab/><text:tab/></text:span><text:span text:style-name="T196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6"><text:tab/></text:span><text:span text:style-name="T197">b</text:span><text:span text:style-name="T232">ijv.</text:span><text:span text:style-name="T198"> </text:span><text:span text:style-name="T207">J</text:span><text:span text:style-name="T208">a</text:span><text:span text:style-name="T207">n </text:span><text:span text:style-name="T208">Jansen</text:span></text:p>
      <text:p text:style-name="P46"><text:span text:style-name="T9">&lt;</text:span><text:span text:style-name="T201">g</text:span><text:span text:style-name="T12">ebruikersnaam</text:span><text:span text:style-name="T188">&gt;</text:span><text:span text:style-name="T12"><text:tab/></text:span><text:span text:style-name="T200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0"><text:tab/></text:span><text:span text:style-name="T202">b</text:span><text:span text:style-name="T235">ijv.</text:span><text:span text:style-name="T4"> </text:span><text:span text:style-name="T150">j</text:span><text:span text:style-name="T151">a</text:span><text:span text:style-name="T150">n</text:span></text:p>
      <text:p text:style-name="P2"><text:span text:style-name="T9">&lt;</text:span><text:span text:style-name="T10">computernaam</text:span><text:span text:style-name="T188">&gt;</text:span><text:span text:style-name="T204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4">ijv.</text:span><text:span text:style-name="T189"> </text:span><text:span text:style-name="T194">pc02</text:span></text:p>
      <text:p text:style-name="P3"><text:span text:style-name="T20">&lt;</text:span><text:span text:style-name="T203">g</text:span><text:span text:style-name="T9">ebruiker</text:span><text:span text:style-name="T188">&gt;<text:tab/></text:span><text:span text:style-name="T190"><text:tab/></text:span><text:span text:style-name="T209"> <text:tab/><text:tab/></text:span><text:span text:style-name="T196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6"><text:tab/></text:span><text:span text:style-name="T197">e</text:span><text:span text:style-name="T233">vt.</text:span><text:span text:style-name="T199"> extra gebruikers</text:span></text:p>
      <text:p text:style-name="P48"><text:span text:style-name="T20">&lt;</text:span><text:span text:style-name="T203">g</text:span><text:span text:style-name="T9">ebruikersnaam</text:span><text:span text:style-name="T188">&gt;<text:tab/></text:span><text:span text:style-name="T200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0"><text:tab/></text:span><text:span text:style-name="T202">e</text:span><text:span text:style-name="T236">vt.</text:span><text:span text:style-name="T191"> extra gebruikers</text:span></text:p>
      <text:p text:style-name="P45"><text:span text:style-name="T243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8">Nog niet op Linux?</text:span></text:span><text:span text:style-name="T142"><text:tab/></text:span><text:span text:style-name="T146">G</text:span><text:span text:style-name="T143">ebruik </text:span><text:span text:style-name="Strong_20_Emphasis"><text:span text:style-name="T147">Checklist </text:span></text:span><text:span text:style-name="Strong_20_Emphasis"><text:span text:style-name="T148">overzetten</text:span></text:span><text:span text:style-name="T143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4"> onder </text:span><text:span text:style-name="Strong_20_Emphasis"><text:span text:style-name="T119">Linux</text:span></text:span><text:span text:style-name="T145">.</text:span></text:p>
      <text:p text:style-name="P20"><text:span text:style-name="Strong_20_Emphasis"><text:span text:style-name="T120">Nieuwe installatie?</text:span></text:span><text:span text:style-name="T115"><text:tab/></text:span><text:span text:style-name="T117">B</text:span><text:span text:style-name="T115">egin bij hoofdstuk </text:span><text:span text:style-name="Strong_20_Emphasis"><text:span text:style-name="T120"><text:bookmark-ref text:reference-format="page" text:ref-name="__RefNumPara__4009_1271708128">2</text:bookmark-ref></text:span></text:span><text:span text:style-name="Strong_20_Emphasis"><text:span text:style-name="T120"><text:s text:c="2"/></text:span></text:span><text:span text:style-name="Strong_20_Emphasis"><text:span text:style-name="T121"><text:bookmark-ref text:reference-format="text" text:ref-name="__RefNumPara__4009_1271708128">Installatie uitvoeren</text:bookmark-ref></text:span></text:span><text:span text:style-name="T116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8">Aanmelden als </text:span><text:span text:style-name="T21">&lt;</text:span><text:span text:style-name="T206">g</text:span><text:span text:style-name="T5">ebruiker</text:span><text:span text:style-name="T192">&gt;</text:span><text:span text:style-name="T6"><text:note text:id="ftn2" text:note-class="footnote"><text:note-citation>2</text:note-citation><text:note-body><text:p text:style-name="P29"><text:span text:style-name="T78">E</text:span><text:span text:style-name="T89">v</text:span><text:span text:style-name="T90">en</text:span><text:span text:style-name="T92">t</text:span><text:span text:style-name="T93">uele </text:span><text:span text:style-name="T94">extra </text:span><text:span text:style-name="T237">gebruiker</text:span><text:span text:style-name="T87">s</text:span><text:span text:style-name="T94"> aanmelden </text:span><text:span text:style-name="T95">en dezelfde stappen uitvoeren</text:span><text:span text:style-name="T91">.</text:span></text:p></text:note-body></text:note>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40"><text:span text:style-name="T47">Selecteer</text:span><text:span text:style-name="T42"> </text:span><text:span text:style-name="Strong_20_Emphasis"><text:span text:style-name="T29">1</text:span></text:span><text:span text:style-name="T59"> </text:span><text:span text:style-name="T60">Installatie voorbereiden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49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3">Start de computer op vanaf</text:span><text:span text:style-name="T153"><text:note text:id="ftn3" text:note-class="footnote"><text:note-citation>1</text:note-citation><text:note-body><text:p text:style-name="P47"><text:span text:style-name="T99">B</text:span><text:span text:style-name="T100">ootmenu/</text:span><text:span text:style-name="T99">S</text:span><text:span text:style-name="T100">etup</text:span><text:span text:style-name="T98"> via </text:span><text:span text:style-name="T96">é</text:span><text:span text:style-name="T97">é</text:span><text:span text:style-name="T99">n van de </text:span><text:span text:style-name="T101">Veelgebruikte toetsen:</text:span><text:span text:style-name="T103"> </text:span><text:span text:style-name="T112">Esc</text:span><text:span text:style-name="T103">, </text:span><text:span text:style-name="T112">Delete</text:span><text:span text:style-name="T103">, </text:span><text:span text:style-name="T112">F1</text:span><text:span text:style-name="T103">, </text:span><text:span text:style-name="T112">F2</text:span><text:span text:style-name="T103">, </text:span><text:span text:style-name="T112">F9</text:span><text:span text:style-name="T103">, </text:span><text:span text:style-name="T112">F10</text:span><text:span text:style-name="T103">, </text:span><text:span text:style-name="T112">F11</text:span><text:span text:style-name="T103">, of </text:span><text:span text:style-name="T112">F12</text:span></text:p></text:note-body></text:note></text:span><text:span text:style-name="T153"> </text:span><text:span text:style-name="T154">een </text:span><text:span text:style-name="T139"><text:user-field-get text:name="Distro">AlmaLinux</text:user-field-get></text:span><text:span text:style-name="T152"><text:s/></text:span><text:span text:style-name="T140"><text:user-field-get text:name="Version">8.10</text:user-field-get></text:span><text:span text:style-name="T140"><text:s/></text:span><text:span text:style-name="T141">Server</text:span><text:span text:style-name="T71"> </text:span><text:span text:style-name="T72">L</text:span><text:span text:style-name="T73">ive</text:span><text:span text:style-name="T73"><text:note text:id="ftn4" text:note-class="footnote"><text:note-citation>2</text:note-citation><text:note-body><text:p text:style-name="P39"><text:span text:style-name="T210">Vanaf ee</text:span>n <text:span text:style-name="T240">L</text:span>ive <text:span text:style-name="T239">USB</text:span><text:span text:style-name="T213">-stick</text:span><text:span text:style-name="T18"> </text:span>kunt <text:span text:style-name="T210">u opstarten en</text:span> <text:span text:style-name="T16">met </text:span><text:span text:style-name="T155"><text:user-field-get text:name="Distro">AlmaLinux</text:user-field-get></text:span><text:span text:style-name="T155"><text:s/></text:span>werken zonder enige bestanden op de harde schijf te wijzigen en maakt ook installatie van <text:span text:style-name="T155"><text:user-field-get text:name="Distro">AlmaLinux</text:user-field-get></text:span><text:span text:style-name="T155"><text:s/></text:span>mogelijk.</text:p></text:note-body></text:note></text:span><text:span text:style-name="T73"> </text:span><text:span text:style-name="T76">USB</text:span><text:span text:style-name="T74">-stick</text:span><text:span text:style-name="T74"><text:note text:id="ftn5" text:note-class="footnote"><text:note-citation>3</text:note-citation><text:note-body><text:p text:style-name="P53"><text:span text:style-name="T86">Maak een opstartbare USB-stick</text:span><text:span text:style-name="T84">:<text:line-break/></text:span><text:span text:style-name="T79">Download </text:span><text:span text:style-name="T80">een </text:span><text:span text:style-name="Sterk_20_accent_20_voetnoot"><text:span text:style-name="T110">AlmaL</text:span></text:span><text:span text:style-name="Sterk_20_accent_20_voetnoot"><text:span text:style-name="T108">inux </text:span></text:span><text:span text:style-name="Sterk_20_accent_20_voetnoot"><text:span text:style-name="T111">OS </text:span></text:span><text:span text:style-name="Sterk_20_accent_20_voetnoot"><text:span text:style-name="T108"><text:user-field-get text:name="Version">8.10</text:user-field-get></text:span></text:span><text:span text:style-name="Sterk_20_accent_20_voetnoot"><text:span text:style-name="T108"><text:s/></text:span></text:span><text:span text:style-name="Sterk_20_accent_20_voetnoot"><text:span text:style-name="T109">DVD ISO</text:span></text:span><text:span text:style-name="Sterk_20_accent_20_voetnoot"><text:span text:style-name="T82"> </text:span></text:span><text:span text:style-name="T81">vanaf </text:span><text:a xlink:type="simple" xlink:href="https://almalinux.org/" text:style-name="Internet_20_link" text:visited-style-name="Visited_20_Internet_20_Link"><text:span text:style-name="Strong_20_Emphasis"><text:span text:style-name="T212">almalinux.org</text:span></text:span></text:a><text:span text:style-name="T102">.</text:span><text:span text:style-name="Strong_20_Emphasis"><text:span text:style-name="T113"><text:line-break/></text:span></text:span><text:span text:style-name="T83">De </text:span><text:span text:style-name="T85">ver</text:span><text:span text:style-name="T83">volgstappen staan beschreven in </text:span><text:span text:style-name="Sterk_20_accent_20_voetnoot"><text:span text:style-name="T31">Linux informatie</text:span></text:span><text:span text:style-name="T83">, te vinden op </text:span><text:a xlink:type="simple" xlink:href="https://karelzimmer.nl/" text:style-name="Internet_20_link" text:visited-style-name="Visited_20_Internet_20_Link"><text:span text:style-name="T211">karelzimmer.nl</text:span></text:a><text:span text:style-name="T83">, onder </text:span><text:span text:style-name="Strong_20_Emphasis"><text:span text:style-name="T88">Linux</text:span></text:span><text:span text:style-name="T83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7">Selecteer</text:span><text:span text:style-name="T35"> </text:span><text:span text:style-name="Strong_20_Emphasis"><text:span text:style-name="T24">Install</text:span></text:span><text:span text:style-name="Strong_20_Emphasis"><text:span text:style-name="T36"> </text:span></text:span><text:span text:style-name="Strong_20_Emphasis"><text:span text:style-name="T25"><text:user-field-get text:name="Distro">Alma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8.10</text:user-field-get></text:span></text:span><text:span text:style-name="T33"><text:s/></text:span><text:span text:style-name="T52">en druk op de </text:span><text:span text:style-name="T28">Enter</text:span><text:span text:style-name="T4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6">Bij</text:span><text:span text:style-name="T177"> </text:span><text:span text:style-name="Strong_20_Emphasis"><text:span text:style-name="T178">WELCOME TO </text:span></text:span><text:span text:style-name="Strong_20_Emphasis"><text:span text:style-name="T179">ALMA</text:span></text:span><text:span text:style-name="Strong_20_Emphasis"><text:span text:style-name="T178">LINUX </text:span></text:span><text:span text:style-name="Strong_20_Emphasis"><text:span text:style-name="T187"><text:user-field-get text:name="Version">8.10</text:user-field-get></text:span></text:span><text:span text:style-name="T180"><text:s/>select</text:span><text:span text:style-name="T181">eer</text:span><text:span text:style-name="T182"> </text:span><text:span text:style-name="Strong_20_Emphasis"><text:span text:style-name="T185">Nederlands</text:span></text:span><text:span text:style-name="T182"> en klik</text:span><text:span text:style-name="T183"> </text:span><text:span text:style-name="T182">op</text:span><text:span text:style-name="T184"> </text:span><text:span text:style-name="Strong_20_Emphasis"><text:span text:style-name="T174">Doorgaan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4">Onder</text:span><text:span text:style-name="T160"> </text:span><text:span text:style-name="Strong_20_Emphasis"><text:span text:style-name="T164">GEBRUIKERSINSTELLINGEN </text:span></text:span><text:span text:style-name="T164">klik op </text:span><text:span text:style-name="T170">Gebruiker aanmake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1">Vul in </text:span><text:span text:style-name="Strong_20_Emphasis"><text:span text:style-name="T70">Volledige naam</text:span></text:span><text:span text:style-name="T54"> </text:span><text:span text:style-name="T20">&lt;</text:span><text:span text:style-name="T203">g</text:span><text:span text:style-name="T9">ebruiker</text:span><text:span text:style-name="T188">&gt;</text:span><text:span text:style-name="T55">, <text:line-break/></text:span><text:span text:style-name="Strong_20_Emphasis"><text:span text:style-name="T70">Gebruikersnaam</text:span></text:span><text:span text:style-name="T54"> &lt;</text:span><text:span text:style-name="T7">gebruikersnaam&gt;</text:span><text:span text:style-name="T54">,</text:span></text:p>
            <text:p text:style-name="Standard"><text:span text:style-name="T57">vink aan </text:span><text:span text:style-name="Strong_20_Emphasis"><text:span text:style-name="T114">Maak deze gebruiker beheerde</text:span></text:span><text:span text:style-name="T67">r</text:span><text:span text:style-name="T57">,</text:span></text:p>
            <text:p text:style-name="Standard"><text:span text:style-name="T56">g</text:span><text:span text:style-name="T57">eef tweemaal een </text:span><text:span text:style-name="Strong_20_Emphasis"><text:span text:style-name="T70">wachtwoord</text:span></text:span><text:span text:style-name="T57"> </text:span><text:span text:style-name="T58">en k</text:span><text:span text:style-name="T57">lik op </text:span><text:span text:style-name="Strong_20_Emphasis"><text:span text:style-name="T67">Klaar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7">O</text:span><text:span text:style-name="T164">nder </text:span><text:span text:style-name="T170">SYSTEEM</text:span><text:span text:style-name="T164"> </text:span><text:span text:style-name="T167">klik </text:span><text:span text:style-name="T164">op </text:span><text:span text:style-name="T170">Installatiebestemming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6">Controleer </text:span><text:span text:style-name="T37">de </text:span><text:span text:style-name="T66">Apparaatselectie </text:span><text:span text:style-name="T36">en klik op </text:span><text:span text:style-name="T65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7">O</text:span><text:span text:style-name="T164">nder </text:span><text:span text:style-name="T170">SYSTEEM</text:span><text:span text:style-name="T164"> </text:span><text:span text:style-name="T167">klik </text:span><text:span text:style-name="T164">op </text:span><text:span text:style-name="T170">Netwerk &amp; hostnaam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9">Verplaats</text:span><text:span text:style-name="T165"> </text:span><text:span text:style-name="T168">de </text:span><text:span text:style-name="T165">schuif</text:span><text:span text:style-name="T168">regelaar</text:span><text:span text:style-name="T165"> achter de netwerkadapter </text:span><text:span text:style-name="T168">van </text:span><text:span text:style-name="T173">UIT</text:span><text:span text:style-name="T168"> naar</text:span><text:span text:style-name="T165"> </text:span><text:span text:style-name="T171">AA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V</text:span><text:span text:style-name="T161">ul </text:span><text:span text:style-name="T162">in </text:span><text:span text:style-name="Strong_20_Emphasis"><text:span text:style-name="T165">Hostnaam</text:span></text:span><text:span text:style-name="T11"> &lt;</text:span><text:span text:style-name="T13">computernaam&gt;</text:span><text:span text:style-name="T157"> </text:span><text:span text:style-name="T159">en klik op </text:span><text:span text:style-name="Strong_20_Emphasis"><text:span text:style-name="T171">Toepasse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5">K</text:span><text:span text:style-name="T164">lik op </text:span><text:span text:style-name="T170">Klaar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7">O</text:span><text:span text:style-name="T164">nder </text:span><text:span text:style-name="T170">SOFTWARE</text:span><text:span text:style-name="T164"> </text:span><text:span text:style-name="T167">klik </text:span><text:span text:style-name="T164">op </text:span><text:span text:style-name="T172">Software selectie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6">Selecteer </text:span><text:span text:style-name="T172">Server</text:span><text:span text:style-name="T166"> en klik op </text:span><text:span text:style-name="T172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6">Klik op </text:span><text:span text:style-name="Strong_20_Emphasis"><text:span text:style-name="T175">Begin installatie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2">.</text:span></text:p>
          </table:table-cell>
        </table:table-row>
      </table:table>
      <text:p text:style-name="P22"><text:span text:style-name="Strong_20_Emphasis"><text:span text:style-name="T53"/></text:span></text:p>
      <text:list text:continue-numbering="true" text:style-name="L1">
        <text:list-item>
          <text:p text:style-name="P5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23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1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4">Aanmelden als </text:span><text:span text:style-name="T22">&lt;</text:span><text:span text:style-name="T205">g</text:span><text:span text:style-name="T8">ebruiker</text:span><text:span text:style-name="T193">&gt;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Standard"><text:span text:style-name="T47">Selecteer</text:span><text:span text:style-name="T43"> </text:span><text:span text:style-name="Strong_20_Emphasis"><text:span text:style-name="T30">3</text:span></text:span><text:span text:style-name="T61"> </text:span><text:span text:style-name="T62">Installatie</text:span><text:span text:style-name="T63"> </text:span><text:span text:style-name="T64">afronden</text:span><text:span text:style-name="T46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23"><text:span text:style-name="Strong_20_Emphasis"><text:span text:style-name="T34"/></text:span></text:p>
      <text:list text:continue-numbering="true" text:style-name="L1">
        <text:list-item>
          <text:p text:style-name="P61"><text:span text:style-name="Strong_20_Emphasis"><text:span text:style-name="T1">Gebruiker instell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1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1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4">Aanmelden als </text:span><text:span text:style-name="T22">&lt;</text:span><text:span text:style-name="T205">g</text:span><text:span text:style-name="T8">ebruiker</text:span><text:span text:style-name="T193">&gt;</text:span><text:span text:style-name="T44"><text:note text:id="ftn6" text:note-class="footnote"><text:note-citation>1</text:note-citation><text:note-body><text:p text:style-name="P30"><text:span text:style-name="T104">E</text:span><text:span text:style-name="T106">ventuele extra </text:span><text:span text:style-name="T238">gebruiker</text:span><text:span text:style-name="T105">s</text:span><text:span text:style-name="T106"> aanmelden en dezelfde stappen uitvoeren.</text:span></text:p></text:note-body></text:note></text:span><text:span text:style-name="T34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1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1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7">Selecteer</text:span><text:span text:style-name="T43"> </text:span><text:span text:style-name="Strong_20_Emphasis"><text:span text:style-name="T30">4</text:span></text:span><text:span text:style-name="T61"> </text:span><text:span text:style-name="T48">Gebruiker instellen</text:span><text:span text:style-name="T46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10"><text:span text:style-name="T45"/></text:p>
      <text:p text:style-name="P52"/>
      <text:p text:style-name="P19"><text:span text:style-name="T122">E</text:span><text:span text:style-name="T123">inde c</text:span><text:span text:style-name="T124">hecklist, </text:span><text:span text:style-name="T125">d</text:span><text:span text:style-name="T124">e installatie van </text:span><text:span text:style-name="T128"><text:user-field-get text:name="Distro">AlmaLinux</text:user-field-get></text:span><text:span text:style-name="T126"><text:s/></text:span><text:span text:style-name="T127"><text:user-field-get text:name="Version">8.10</text:user-field-get></text:span><text:span text:style-name="T127"><text:s/></text:span><text:span text:style-name="T129">Server</text:span><text:span text:style-name="T32"> </text:span><text:span text:style-name="T124">is voltooid.</text:span></text:p>
      <text:p text:style-name="P4"/>
      <text:list text:style-name="L2">
        <text:list-header>
          <text:p text:style-name="P62"><text:span text:style-name="T227">Geschreven door </text:span><text:a xlink:type="simple" xlink:href="mailto:info@karelzimmer.nl?subject=Checklist%20installatie%20Linux" text:style-name="Internet_20_link" text:visited-style-name="Visited_20_Internet_20_Link"><text:span text:style-name="T228">Karel Zimmer</text:span></text:a><text:span text:style-name="T229">.</text:span></text:p>
          <text:p text:style-name="P63"><text:span text:style-name="T231">Licentie </text:span><text:span text:style-name="T229">C</text:span><text:span text:style-name="T230">C0</text:span><text:span text:style-name="T229"> 1.0 </text:span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3-06T19:11:49.290194255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1:49.171090776</dc:date>
    <meta:keyword>Installatie</meta:keyword>
    <meta:keyword>Checklist</meta:keyword>
    <meta:keyword>Linux</meta:keyword>
    <meta:editing-cycles>6995</meta:editing-cycles>
    <meta:editing-duration>P12DT13H38M1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6" meta:character-count="2732" meta:non-whitespace-character-count="2380"/>
    <meta:user-defined meta:name="Info 1"/>
    <meta:user-defined meta:name="Info 2"/>
    <meta:user-defined meta:name="Info 3"/>
    <meta:user-defined meta:name="Info 4"/>
  </office:meta>
</office:document-meta>
</file>